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10969" officeooo:paragraph-rsid="0011096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10969" officeooo:paragraph-rsid="0016769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10969" officeooo:paragraph-rsid="001a51e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10969" officeooo:paragraph-rsid="001c21d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10969" officeooo:paragraph-rsid="0013f0f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10969" officeooo:paragraph-rsid="001c928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10969" officeooo:paragraph-rsid="002a18c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01c2" officeooo:paragraph-rsid="001601c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Ubuntu" fo:font-size="14pt" officeooo:rsid="001601c2" officeooo:paragraph-rsid="001601c2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f9da2" officeooo:paragraph-rsid="001f9da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fo:font-weight="normal" officeooo:rsid="001a51e5" officeooo:paragraph-rsid="0016769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Ubuntu" fo:font-size="14pt" fo:font-weight="normal" officeooo:rsid="001a51e5" officeooo:paragraph-rsid="001a51e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Ubuntu" fo:font-size="14pt" fo:font-weight="normal" officeooo:rsid="001c21d6" officeooo:paragraph-rsid="001c21d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Ubuntu" fo:font-size="14pt" fo:font-weight="normal" officeooo:rsid="001c21d6" officeooo:paragraph-rsid="00261df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1c21d6" officeooo:paragraph-rsid="002a18c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1c21d6" officeooo:paragraph-rsid="002b334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22f20e" officeooo:paragraph-rsid="0022f20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1c21d6" officeooo:paragraph-rsid="002a18c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Ubuntu" fo:font-size="14pt" fo:font-weight="normal" officeooo:rsid="00261df0" officeooo:paragraph-rsid="002b334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Ubuntu" fo:font-size="14pt" fo:font-weight="normal" officeooo:rsid="00261df0" officeooo:paragraph-rsid="002a18ca" style:font-size-asian="14pt" style:font-weight-asian="normal" style:font-size-complex="14pt" style:font-weight-complex="normal"/>
    </style:style>
    <style:style style:name="P2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128d34"/>
    </style:style>
    <style:style style:name="T2" style:family="text">
      <style:text-properties officeooo:rsid="001353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30b" style:font-weight-asian="bold" style:font-weight-complex="bold"/>
    </style:style>
    <style:style style:name="T5" style:family="text">
      <style:text-properties fo:font-weight="bold" officeooo:rsid="0013f0fe" style:font-weight-asian="bold" style:font-weight-complex="bold"/>
    </style:style>
    <style:style style:name="T6" style:family="text">
      <style:text-properties fo:font-weight="bold" officeooo:rsid="00167693" style:font-weight-asian="bold" style:font-weight-complex="bold"/>
    </style:style>
    <style:style style:name="T7" style:family="text">
      <style:text-properties fo:font-weight="bold" officeooo:rsid="001a51e5" style:font-weight-asian="bold" style:font-weight-complex="bold"/>
    </style:style>
    <style:style style:name="T8" style:family="text">
      <style:text-properties fo:font-weight="bold" officeooo:rsid="001c21d6" style:font-weight-asian="bold" style:font-weight-complex="bold"/>
    </style:style>
    <style:style style:name="T9" style:family="text">
      <style:text-properties fo:font-weight="bold" officeooo:rsid="0021ea7b" style:font-weight-asian="bold" style:font-weight-complex="bold"/>
    </style:style>
    <style:style style:name="T10" style:family="text">
      <style:text-properties fo:font-weight="bold" officeooo:rsid="002a18ca" style:font-weight-asian="bold" style:font-weight-complex="bold"/>
    </style:style>
    <style:style style:name="T11" style:family="text">
      <style:text-properties fo:font-weight="bold" officeooo:rsid="002c1e75" style:font-weight-asian="bold" style:font-weight-complex="bold"/>
    </style:style>
    <style:style style:name="T12" style:family="text">
      <style:text-properties officeooo:rsid="0013f0fe"/>
    </style:style>
    <style:style style:name="T13" style:family="text">
      <style:text-properties fo:font-weight="normal" officeooo:rsid="001a51e5" style:font-weight-asian="normal" style:font-weight-complex="normal"/>
    </style:style>
    <style:style style:name="T14" style:family="text">
      <style:text-properties fo:font-weight="normal" officeooo:rsid="001c21d6" style:font-weight-asian="normal" style:font-weight-complex="normal"/>
    </style:style>
    <style:style style:name="T15" style:family="text">
      <style:text-properties fo:font-weight="normal" fo:background-color="#dddddd" loext:char-shading-value="0" style:font-weight-asian="normal" style:font-weight-complex="normal"/>
    </style:style>
    <style:style style:name="T16" style:family="text">
      <style:text-properties fo:font-weight="normal" officeooo:rsid="0013530b" fo:background-color="#dddddd" loext:char-shading-value="0" style:font-weight-asian="normal" style:font-weight-complex="normal"/>
    </style:style>
    <style:style style:name="T17" style:family="text">
      <style:text-properties fo:font-weight="normal" officeooo:rsid="0013f0fe" fo:background-color="#dddddd" loext:char-shading-value="0" style:font-weight-asian="normal" style:font-weight-complex="normal"/>
    </style:style>
    <style:style style:name="T18" style:family="text">
      <style:text-properties fo:font-weight="normal" officeooo:rsid="001c21d6" fo:background-color="#dddddd" loext:char-shading-value="0" style:font-weight-asian="normal" style:font-weight-complex="normal"/>
    </style:style>
    <style:style style:name="T19" style:family="text">
      <style:text-properties fo:font-weight="normal" officeooo:rsid="001c21d6" fo:background-color="transparent" loext:char-shading-value="0" style:font-weight-asian="normal" style:font-weight-complex="normal"/>
    </style:style>
    <style:style style:name="T20" style:family="text">
      <style:text-properties officeooo:rsid="00186c98"/>
    </style:style>
    <style:style style:name="T21" style:family="text">
      <style:text-properties officeooo:rsid="001a0156"/>
    </style:style>
    <style:style style:name="T22" style:family="text">
      <style:text-properties officeooo:rsid="001a51e5"/>
    </style:style>
    <style:style style:name="T23" style:family="text">
      <style:text-properties officeooo:rsid="001c9280"/>
    </style:style>
    <style:style style:name="T24" style:family="text">
      <style:text-properties officeooo:rsid="001f3eed"/>
    </style:style>
    <style:style style:name="T25" style:family="text">
      <style:text-properties officeooo:rsid="00211088"/>
    </style:style>
    <style:style style:name="T26" style:family="text">
      <style:text-properties officeooo:rsid="0022f20e"/>
    </style:style>
    <style:style style:name="T27" style:family="text">
      <style:text-properties officeooo:rsid="00261df0"/>
    </style:style>
    <style:style style:name="T28" style:family="text">
      <style:text-properties officeooo:rsid="0027cf82"/>
    </style:style>
    <style:style style:name="T29" style:family="text">
      <style:text-properties fo:color="#000000" loext:opacity="100%" fo:background-color="#dddddd" loext:char-shading-value="0"/>
    </style:style>
    <style:style style:name="T30" style:family="text">
      <style:text-properties fo:color="#000000" loext:opacity="100%" officeooo:rsid="00261df0" fo:background-color="#dddddd" loext:char-shading-value="0"/>
    </style:style>
    <style:style style:name="T31" style:family="text">
      <style:text-properties fo:background-color="#dddddd" loext:char-shading-value="0"/>
    </style:style>
    <style:style style:name="T32" style:family="text">
      <style:text-properties officeooo:rsid="00261df0" fo:background-color="#dddddd" loext:char-shading-value="0"/>
    </style:style>
    <style:style style:name="T33" style:family="text">
      <style:text-properties officeooo:rsid="002b334e"/>
    </style:style>
    <style:style style:name="T34" style:family="text">
      <style:text-properties officeooo:rsid="002c1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Meta Tags</text:h>
      <text:p text:style-name="P7">As meta tags<text:span text:style-name="T23"> fornecem informações de definições ou são r</text:span>esponsaveis pelas configurações do site. <text:span text:style-name="T1">F</text:span>az o navegador interpretar melhor o site <text:span text:style-name="T1">e ajuda no </text:span>S.E.O (ranqueamento de um site nas paginas do google). <text:span text:style-name="T1">Por ser responsavel pela configuração elas não são visiveis </text:span><text:span text:style-name="T2">mas são muito importantes, </text:span><text:span text:style-name="T24">por isso são inseridas dentro da tag &lt;head&gt;.</text:span></text:p>
      <text:p text:style-name="P11"/>
      <text:p text:style-name="P11">Existem 2 tipos principais de meta tags, http-equiv e name, ambas possuem content=”” que especifica o conteudo, relação ou configuração deles. O http-equiv controla as ações do browser e o name <text:span text:style-name="T25">controla as ações que não correspondem ao http.</text:span></text:p>
      <text:p text:style-name="P2"/>
      <text:p text:style-name="P6"><text:span text:style-name="T3">&lt;</text:span><text:span text:style-name="T4">meta charset=” ”&gt; -</text:span><text:span text:style-name="T2"> Configura quais os tipos de caracteres aceitos/que terão no site. O padrão é “UTF-8”, que permite todos os caracteres do alfabeto. Acentuações, minusculas, maiusculas, numeros, simbolos </text:span><text:span text:style-name="T12">etc.</text:span></text:p>
      <text:p text:style-name="P6">: <text:span text:style-name="T15">&lt;</text:span><text:span text:style-name="T16">meta charset=”</text:span><text:span text:style-name="T17">UTF-8</text:span><text:span text:style-name="T16">”&gt; </text:span></text:p>
      <text:p text:style-name="P2"/>
      <text:p text:style-name="P2"><text:span text:style-name="T3">&lt;</text:span><text:span text:style-name="T5">meta name=”</text:span><text:span text:style-name="T6">description</text:span><text:span text:style-name="T5">“ content=” “&gt; -</text:span><text:span text:style-name="T12"> </text:span><text:span text:style-name="T20">É a descrição </text:span><text:span text:style-name="T21">do site</text:span><text:span text:style-name="T20"> </text:span><text:span text:style-name="T21">que aparece na pagina do google, </text:span><text:span text:style-name="T22">o que o usuario vê antes de entrar no site:</text:span></text:p>
      <text:p text:style-name="P1"/>
      <text:p text:style-name="P3"><text:span text:style-name="T3">&lt;</text:span><text:span text:style-name="T5">meta name=”</text:span><text:span text:style-name="T6">author</text:span><text:span text:style-name="T5">“ content=” “&gt; - </text:span><text:span text:style-name="T13">Informa quem é o autor do site, serve para os motores de busca do google e para quem estiver olhando o código fonte. É possível inserir tanto o nome quanto alguma rede social ou algo importante que represente o autor.</text:span></text:p>
      <text:p text:style-name="P12"/>
      <text:p text:style-name="P4"><text:soft-page-break/><text:span text:style-name="T3">&lt;</text:span><text:span text:style-name="T5">meta name=”</text:span><text:span text:style-name="T7">keywords</text:span><text:span text:style-name="T5">“ content=” “&gt; -</text:span><text:span text:style-name="T13"> São as palavras chave do site. Serve para ajudar no S.E.O, ou seja, ajudar com os motores de busca.</text:span></text:p>
      <text:p text:style-name="P13"/>
      <text:p text:style-name="P5"><text:span text:style-name="T3">&lt;</text:span><text:span text:style-name="T5">meta name=”</text:span><text:span text:style-name="T8">viewport</text:span><text:span text:style-name="T5">“ content=”</text:span><text:span text:style-name="T7">width=device-width, initial-scale=1.0</text:span><text:span text:style-name="T5">“&gt; -</text:span><text:span text:style-name="T13"> Define o viewport do site. </text:span><text:span text:style-name="T14">Vai fazer o site iniciar com o tamanho do dispositivo usado para acessa-lo, ou seja, vai adaptar o tamanho do site para cada dispositivo.</text:span></text:p>
      <text:p text:style-name="P14"/>
      <text:p text:style-name="P8"><text:span text:style-name="T8">&lt;meta http-equiv=”</text:span><text:span text:style-name="T10">refresh</text:span><text:span text:style-name="T8">” content=“ ”&gt; -</text:span><text:span text:style-name="T14"> Faz o site repetir algo a cada valor do content:</text:span></text:p>
      <text:p text:style-name="P8"><text:span text:style-name="T19"><text:s text:c="5"/></text:span><text:span text:style-name="T18">&lt;meta http-equiv=”refresh” content=“5”&gt; </text:span><text:span text:style-name="T14"><text:s/>→ Faz o site recarregar a cada </text:span></text:p>
      <text:p text:style-name="P16"><text:s text:c="5"/>5 segundos.</text:p>
      <text:p text:style-name="P14"/>
      <text:p text:style-name="P17"><text:span text:style-name="T3">&lt;</text:span><text:span text:style-name="T9">meta http-equiv=”cache-control” content=” ”</text:span><text:span text:style-name="T3">&gt; -</text:span> <text:span text:style-name="T26">Controla o cache, </text:span><text:span text:style-name="T34">ou seja, as informações armazenadas no cache</text:span><text:span text:style-name="T26">. Funciona apenas para versões http 1.1:</text:span></text:p>
      <text:p text:style-name="P15"><text:s text:c="5"/><text:span text:style-name="T29">&lt;</text:span><text:span text:style-name="T30">meta http-equiv=”cache-control” content=”public”</text:span><text:span text:style-name="T29">&gt; </text:span><text:s/>→ <text:span text:style-name="T33">O site</text:span><text:span text:style-name="T27"> fica </text:span></text:p>
      <text:p text:style-name="P15"><text:span text:style-name="T27"><text:s text:c="5"/>armazenad</text:span><text:span text:style-name="T33">o</text:span><text:span text:style-name="T27"> no cache </text:span><text:span text:style-name="T33">acessivel </text:span><text:span text:style-name="T27">p</text:span><text:span text:style-name="T28">a</text:span><text:span text:style-name="T27">ra todos os usuarios.</text:span></text:p>
      <text:p text:style-name="P15"><text:s text:c="5"/><text:span text:style-name="T31">&lt;</text:span><text:span text:style-name="T32">meta http-equiv=”cache-control” content=”private”</text:span><text:span text:style-name="T31">&gt; </text:span><text:s/>→ <text:span text:style-name="T27">O site fica </text:span></text:p>
      <text:p text:style-name="P17"><text:span text:style-name="T27"><text:s text:c="5"/>armazenado no cache </text:span><text:span text:style-name="T33">acessivel </text:span><text:span text:style-name="T27">apenas para o usuario que esta acessando </text:span></text:p>
      <text:p text:style-name="P20"><text:s text:c="5"/>ele.</text:p>
      <text:p text:style-name="P16"><text:s text:c="5"/><text:span text:style-name="T31">&lt;</text:span><text:span text:style-name="T32">meta http-equiv=”cache-control” content=”no-cache”</text:span><text:span text:style-name="T31">&gt; </text:span><text:s/>→ <text:span text:style-name="T27">Não armazena <text:s/></text:span></text:p>
      <text:p text:style-name="P21"><text:s text:c="5"/>o site no cache.</text:p>
      <text:p text:style-name="P16"><text:soft-page-break/><text:s text:c="5"/><text:span text:style-name="T31">&lt;</text:span><text:span text:style-name="T32">meta http-equiv=”cache-control” content=”no-store”</text:span><text:span text:style-name="T31">&gt; </text:span><text:s/>→ <text:span text:style-name="T28">Armazena o <text:s/></text:span></text:p>
      <text:p text:style-name="P16"><text:span text:style-name="T28"><text:s text:c="5"/>site temporariamente, ou seja, </text:span><text:span text:style-name="T27">Não fica armazenado no cache.</text:span></text:p>
      <text:p text:style-name="P14"/>
      <text:p text:style-name="P18"><text:span text:style-name="T3">&lt;</text:span><text:span text:style-name="T11">meta http-equiv=”content-language” content=” ”</text:span><text:span text:style-name="T3">&gt; -</text:span> <text:span text:style-name="T34">Especifica que tipo de idiomas tem dentro da pagina, podendo especificar mais de um separando-os por virgula</text:span></text:p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2">Links</text:h>
      <text:p text:style-name="P10">- <text:a xlink:type="simple" xlink:href="https://www.youtube.com/watch?v=-Q-pOaw9whE&amp;ab_channel=Refatorando" text:style-name="Internet_20_link" text:visited-style-name="Visited_20_Internet_20_Link">https://www.youtube.com/watch?v=-Q-pOaw9whE&amp;ab_channel=Refatorando</text:a> 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3:14:49.384988709</meta:creation-date>
    <dc:date>2023-10-29T17:42:25.019000000</dc:date>
    <meta:editing-duration>PT15H9M28S</meta:editing-duration>
    <meta:editing-cycles>17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25" meta:word-count="390" meta:character-count="2671" meta:non-whitespace-character-count="2236"/>
  </office:meta>
</office:document-meta>
</file>